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co2" style:family="table-column">
      <style:table-column-properties fo:break-before="auto" style:column-width="66.55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22.38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28.43mm"/>
    </style:style>
    <style:style style:name="co7" style:family="table-column">
      <style:table-column-properties fo:break-before="auto" style:column-width="126.59mm"/>
    </style:style>
    <style:style style:name="co8" style:family="table-column">
      <style:table-column-properties fo:break-before="auto" style:column-width="243.08mm"/>
    </style:style>
    <style:style style:name="ro1" style:family="table-row">
      <style:table-row-properties style:row-height="4.2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padding="0.71mm"/>
    </style:style>
    <style:style style:name="ce1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AuthorFirst</text:p>
          </table:table-cell>
          <table:table-cell table:style-name="ce1"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table:style-name="ce3" office:value-type="string" calcext:value-type="string">
            <text:p>HourMinut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HourDecimal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Applefield</text:p>
          </table:table-cell>
          <table:table-cell office:value-type="string" calcext:value-type="string">
            <text:p>On a Flying Fish</text:p>
          </table:table-cell>
          <table:table-cell table:style-name="ce3" office:value-type="time" office:time-value="PT13H01M00S" calcext:value-type="time">
            <text:p>13: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" table:formula="of:=ROUND(+[.E2]+[.F2]/60;2)" office:value-type="float" office:value="13.02" calcext:value-type="float">
            <text:p>13,0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Emma</text:p>
          </table:table-cell>
          <table:table-cell table:style-name="ce3" office:value-type="time" office:time-value="PT15H07M00S" calcext:value-type="time">
            <text:p>15:0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5" table:formula="of:=ROUND(+[.E3]+[.F3]/60;2)" office:value-type="float" office:value="15.12" calcext:value-type="float">
            <text:p>15,1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Mansfield Park</text:p>
          </table:table-cell>
          <table:table-cell table:style-name="ce3" office:value-type="time" office:time-value="PT14H56M00S" calcext:value-type="time">
            <text:p>14: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5" table:formula="of:=ROUND(+[.E4]+[.F4]/60;2)" office:value-type="float" office:value="14.93" calcext:value-type="float">
            <text:p>14,9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Persuasion</text:p>
          </table:table-cell>
          <table:table-cell table:style-name="ce3" office:value-type="time" office:time-value="PT08H27M00S" calcext:value-type="time">
            <text:p>08: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5" table:formula="of:=ROUND(+[.E5]+[.F5]/60;2)" office:value-type="float" office:value="8.45" calcext:value-type="float">
            <text:p>8,4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Pride and Prejudice</text:p>
          </table:table-cell>
          <table:table-cell table:style-name="ce3" office:value-type="time" office:time-value="PT12H10M00S" calcext:value-type="time">
            <text:p>12: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5" table:formula="of:=ROUND(+[.E6]+[.F6]/60;2)" office:value-type="float" office:value="12.17" calcext:value-type="float">
            <text:p>12,17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Sense and Sensibility</text:p>
          </table:table-cell>
          <table:table-cell table:style-name="ce3" office:value-type="time" office:time-value="PT12H30M00S" calcext:value-type="time">
            <text:p>12: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5" table:formula="of:=ROUND(+[.E7]+[.F7]/60;2)" office:value-type="float" office:value="12.5" calcext:value-type="float">
            <text:p>12,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L. Frank</text:p>
          </table:table-cell>
          <table:table-cell table:style-name="ce1" office:value-type="string" calcext:value-type="string">
            <text:p>Baum</text:p>
          </table:table-cell>
          <table:table-cell office:value-type="string" calcext:value-type="string">
            <text:p>The Emerald City of Oz</text:p>
          </table:table-cell>
          <table:table-cell table:style-name="ce3" office:value-type="time" office:time-value="PT05H35M00S" calcext:value-type="time">
            <text:p>05: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5" table:formula="of:=ROUND(+[.E8]+[.F8]/60;2)" office:value-type="float" office:value="5.58" calcext:value-type="float">
            <text:p>5,58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L. Frank</text:p>
          </table:table-cell>
          <table:table-cell table:style-name="ce1" office:value-type="string" calcext:value-type="string">
            <text:p>Baum</text:p>
          </table:table-cell>
          <table:table-cell office:value-type="string" calcext:value-type="string">
            <text:p>The Patchwork Girl of Oz</text:p>
          </table:table-cell>
          <table:table-cell table:style-name="ce3" office:value-type="time" office:time-value="PT05H41M00S" calcext:value-type="time">
            <text:p>05:4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style-name="ce5" table:formula="of:=ROUND(+[.E9]+[.F9]/60;2)" office:value-type="float" office:value="5.68" calcext:value-type="float">
            <text:p>5,68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Bronte</text:p>
          </table:table-cell>
          <table:table-cell office:value-type="string" calcext:value-type="string">
            <text:p>Jane Eyre</text:p>
          </table:table-cell>
          <table:table-cell table:style-name="ce3" office:value-type="time" office:time-value="PT17H49M00S" calcext:value-type="time">
            <text:p>17:49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ce5" table:formula="of:=ROUND(+[.E10]+[.F10]/60;2)" office:value-type="float" office:value="17.82" calcext:value-type="float">
            <text:p>17,8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Frances Hodgsen</text:p>
          </table:table-cell>
          <table:table-cell table:style-name="ce1" office:value-type="string" calcext:value-type="string">
            <text:p>Burnett</text:p>
          </table:table-cell>
          <table:table-cell office:value-type="string" calcext:value-type="string">
            <text:p>A Little Princess</text:p>
          </table:table-cell>
          <table:table-cell table:style-name="ce3" office:value-type="time" office:time-value="PT06H30M00S" calcext:value-type="time">
            <text:p>06: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table:formula="of:=ROUND(+[.E11]+[.F11]/60;2)" office:value-type="float" office:value="6.5" calcext:value-type="float">
            <text:p>6,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Frances Hodgsen</text:p>
          </table:table-cell>
          <table:table-cell table:style-name="ce1" office:value-type="string" calcext:value-type="string">
            <text:p>Burnett</text:p>
          </table:table-cell>
          <table:table-cell office:value-type="string" calcext:value-type="string">
            <text:p>The Secret Garden</text:p>
          </table:table-cell>
          <table:table-cell table:style-name="ce3" office:value-type="time" office:time-value="PT09H14M00S" calcext:value-type="time">
            <text:p>09: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5" table:formula="of:=ROUND(+[.E12]+[.F12]/60;2)" office:value-type="float" office:value="9.23" calcext:value-type="float">
            <text:p>9,2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Lewis</text:p>
          </table:table-cell>
          <table:table-cell table:style-name="ce1" office:value-type="string" calcext:value-type="string">
            <text:p>Carroll</text:p>
          </table:table-cell>
          <table:table-cell office:value-type="string" calcext:value-type="string">
            <text:p>Through the Looking Glass</text:p>
          </table:table-cell>
          <table:table-cell table:style-name="ce3" office:value-type="time" office:time-value="PT02H54M00S" calcext:value-type="time">
            <text:p>02:5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5" table:formula="of:=ROUND(+[.E13]+[.F13]/60;2)" office:value-type="float" office:value="2.9" calcext:value-type="float">
            <text:p>2,9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Cather</text:p>
          </table:table-cell>
          <table:table-cell office:value-type="string" calcext:value-type="string">
            <text:p>Scandal</text:p>
          </table:table-cell>
          <table:table-cell table:style-name="ce3" office:value-type="time" office:time-value="PT00H42M00S" calcext:value-type="time">
            <text:p>00: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5" table:formula="of:=ROUND(+[.E14]+[.F14]/60;2)" office:value-type="float" office:value="0.7" calcext:value-type="float">
            <text:p>0,7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Chopin</text:p>
          </table:table-cell>
          <table:table-cell office:value-type="string" calcext:value-type="string">
            <text:p>The Awakening</text:p>
          </table:table-cell>
          <table:table-cell table:style-name="ce3" office:value-type="time" office:time-value="PT02H35M00S" calcext:value-type="time">
            <text:p>02: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style-name="ce5" table:formula="of:=ROUND(+[.E15]+[.F15]/60;2)" office:value-type="float" office:value="2.58" calcext:value-type="float">
            <text:p>2,58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Colette</text:p>
          </table:table-cell>
          <table:table-cell office:value-type="string" calcext:value-type="string">
            <text:p>Cheri</text:p>
          </table:table-cell>
          <table:table-cell table:style-name="ce3" office:value-type="time" office:time-value="PT04H18M00S" calcext:value-type="time">
            <text:p>04:1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5" table:formula="of:=ROUND(+[.E16]+[.F16]/60;2)" office:value-type="float" office:value="4.73" calcext:value-type="float">
            <text:p>4,7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Drummond</text:p>
          </table:table-cell>
          <table:table-cell office:value-type="string" calcext:value-type="string">
            <text:p>The Greatest Thing in the World</text:p>
          </table:table-cell>
          <table:table-cell table:style-name="ce3" office:value-type="time" office:time-value="PT00H55M00S" calcext:value-type="time">
            <text:p>00: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" table:formula="of:=ROUND(+[.E17]+[.F17]/60;2)" office:value-type="float" office:value="0.92" calcext:value-type="float">
            <text:p>0,9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Dungan</text:p>
          </table:table-cell>
          <table:table-cell office:value-type="string" calcext:value-type="string">
            <text:p>The Gospel According to Condo Don</text:p>
          </table:table-cell>
          <table:table-cell table:style-name="ce3" office:value-type="time" office:time-value="PT05H56M00S" calcext:value-type="time">
            <text:p>05:5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5" table:formula="of:=ROUND(+[.E18]+[.F18]/60;2)" office:value-type="float" office:value="5.93" calcext:value-type="float">
            <text:p>5,9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George</text:p>
          </table:table-cell>
          <table:table-cell table:style-name="ce1" office:value-type="string" calcext:value-type="string">
            <text:p>Elliot</text:p>
          </table:table-cell>
          <table:table-cell office:value-type="string" calcext:value-type="string">
            <text:p>Silas Marner</text:p>
          </table:table-cell>
          <table:table-cell table:style-name="ce3" office:value-type="time" office:time-value="PT07H07M00S" calcext:value-type="time">
            <text:p>07:0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table:formula="of:=ROUND(+[.E19]+[.F19]/60;2)" office:value-type="float" office:value="7.12" calcext:value-type="float">
            <text:p>7,1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F. Scott</text:p>
          </table:table-cell>
          <table:table-cell table:style-name="ce1" office:value-type="string" calcext:value-type="string">
            <text:p>Fitzgerald</text:p>
          </table:table-cell>
          <table:table-cell office:value-type="string" calcext:value-type="string">
            <text:p>Bernice Bobs Her Hair</text:p>
          </table:table-cell>
          <table:table-cell table:style-name="ce3" office:value-type="time" office:time-value="PT01H00M00S" calcext:value-type="time">
            <text:p>01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ROUND(+[.E20]+[.F20]/60;2)" office:value-type="float" office:value="1" calcext:value-type="float">
            <text:p>1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E. M.</text:p>
          </table:table-cell>
          <table:table-cell table:style-name="ce1" office:value-type="string" calcext:value-type="string">
            <text:p>Forster</text:p>
          </table:table-cell>
          <table:table-cell office:value-type="string" calcext:value-type="string">
            <text:p>A Room with a View</text:p>
          </table:table-cell>
          <table:table-cell table:style-name="ce3" office:value-type="time" office:time-value="PT07H15M00S" calcext:value-type="time">
            <text:p>07: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5" table:formula="of:=ROUND(+[.E21]+[.F21]/60;2)" office:value-type="float" office:value="7.25" calcext:value-type="float">
            <text:p>7,2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Hardy</text:p>
          </table:table-cell>
          <table:table-cell office:value-type="string" calcext:value-type="string">
            <text:p>Far from the Madding Crowd</text:p>
          </table:table-cell>
          <table:table-cell table:style-name="ce3" office:value-type="time" office:time-value="PT14H11M00S" calcext:value-type="time">
            <text:p>14: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5" table:formula="of:=ROUND(+[.E22]+[.F22]/60;2)" office:value-type="float" office:value="14.18" calcext:value-type="float">
            <text:p>14,18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Nathaniel</text:p>
          </table:table-cell>
          <table:table-cell table:style-name="ce1" office:value-type="string" calcext:value-type="string">
            <text:p>Hawthorne</text:p>
          </table:table-cell>
          <table:table-cell office:value-type="string" calcext:value-type="string">
            <text:p>The Scarlet Letter</text:p>
          </table:table-cell>
          <table:table-cell table:style-name="ce3" office:value-type="time" office:time-value="PT08H30M00S" calcext:value-type="time">
            <text:p>08: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5" table:formula="of:=ROUND(+[.E23]+[.F23]/60;2)" office:value-type="float" office:value="8.5" calcext:value-type="float">
            <text:p>8,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O. </text:p>
          </table:table-cell>
          <table:table-cell table:style-name="ce1" office:value-type="string" calcext:value-type="string">
            <text:p>Henry</text:p>
          </table:table-cell>
          <table:table-cell office:value-type="string" calcext:value-type="string">
            <text:p>The Gift of the Magi</text:p>
          </table:table-cell>
          <table:table-cell table:style-name="ce3" office:value-type="time" office:time-value="PT00H14M00S" calcext:value-type="time">
            <text:p>00: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table:formula="of:=ROUND(+[.E24]+[.F24]/60;2)" office:value-type="float" office:value="0.23" calcext:value-type="float">
            <text:p>0,2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James</text:p>
          </table:table-cell>
          <table:table-cell office:value-type="string" calcext:value-type="string">
            <text:p>Daisy Miller</text:p>
          </table:table-cell>
          <table:table-cell table:style-name="ce3" office:value-type="time" office:time-value="PT02H11M00S" calcext:value-type="time">
            <text:p>02: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5" table:formula="of:=ROUND(+[.E25]+[.F25]/60;2)" office:value-type="float" office:value="2.18" calcext:value-type="float">
            <text:p>2,18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James</text:p>
          </table:table-cell>
          <table:table-cell office:value-type="string" calcext:value-type="string">
            <text:p>Washington Square</text:p>
          </table:table-cell>
          <table:table-cell table:style-name="ce3" office:value-type="time" office:time-value="PT06H24M00S" calcext:value-type="time">
            <text:p>06: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5" table:formula="of:=ROUND(+[.E26]+[.F26]/60;2)" office:value-type="float" office:value="6.4" calcext:value-type="float">
            <text:p>6,4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Rudyard</text:p>
          </table:table-cell>
          <table:table-cell table:style-name="ce1" office:value-type="string" calcext:value-type="string">
            <text:p>Kipling</text:p>
          </table:table-cell>
          <table:table-cell office:value-type="string" calcext:value-type="string">
            <text:p>The Jungle Book</text:p>
          </table:table-cell>
          <table:table-cell table:style-name="ce3" office:value-type="time" office:time-value="PT11H47M00S" calcext:value-type="time">
            <text:p>11:4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style-name="ce5" table:formula="of:=ROUND(+[.E27]+[.F27]/60;2)" office:value-type="float" office:value="11.78" calcext:value-type="float">
            <text:p>11,78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D. H.</text:p>
          </table:table-cell>
          <table:table-cell table:style-name="ce1" office:value-type="string" calcext:value-type="string">
            <text:p>Lawrence</text:p>
          </table:table-cell>
          <table:table-cell office:value-type="string" calcext:value-type="string">
            <text:p>Lady Chatterley's Lover</text:p>
          </table:table-cell>
          <table:table-cell table:style-name="ce3" office:value-type="time" office:time-value="PT11H49M00S" calcext:value-type="time">
            <text:p>11:4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5" table:formula="of:=ROUND(+[.E28]+[.F28]/60;2)" office:value-type="float" office:value="11.82" calcext:value-type="float">
            <text:p>11,8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 Sheridan</text:p>
          </table:table-cell>
          <table:table-cell table:style-name="ce1" office:value-type="string" calcext:value-type="string">
            <text:p>LeFanu</text:p>
          </table:table-cell>
          <table:table-cell office:value-type="string" calcext:value-type="string">
            <text:p>Carmilla</text:p>
          </table:table-cell>
          <table:table-cell table:style-name="ce3" office:value-type="time" office:time-value="PT02H52M00S" calcext:value-type="time">
            <text:p>02:5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5" table:formula="of:=ROUND(+[.E29]+[.F29]/60;2)" office:value-type="float" office:value="2.87" calcext:value-type="float">
            <text:p>2,87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 Sheridan</text:p>
          </table:table-cell>
          <table:table-cell table:style-name="ce1" office:value-type="string" calcext:value-type="string">
            <text:p>LeFanu</text:p>
          </table:table-cell>
          <table:table-cell office:value-type="string" calcext:value-type="string">
            <text:p>The White Cat of Drumgonniol</text:p>
          </table:table-cell>
          <table:table-cell table:style-name="ce3" office:value-type="time" office:time-value="PT00H28M00S" calcext:value-type="time">
            <text:p>00: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table:formula="of:=ROUND(+[.E30]+[.F30]/60;2)" office:value-type="float" office:value="0.47" calcext:value-type="float">
            <text:p>0,47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Loos</text:p>
          </table:table-cell>
          <table:table-cell office:value-type="string" calcext:value-type="string">
            <text:p>Gentlemen Prefer Blondes</text:p>
          </table:table-cell>
          <table:table-cell table:style-name="ce3" office:value-type="time" office:time-value="PT03H39M00S" calcext:value-type="time">
            <text:p>03: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style-name="ce5" table:formula="of:=ROUND(+[.E31]+[.F31]/60;2)" office:value-type="float" office:value="3.65" calcext:value-type="float">
            <text:p>3,6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Edgar Allen</text:p>
          </table:table-cell>
          <table:table-cell table:style-name="ce1" office:value-type="string" calcext:value-type="string">
            <text:p>Poe</text:p>
          </table:table-cell>
          <table:table-cell office:value-type="string" calcext:value-type="string">
            <text:p>The Facts in the Case of M. Valdemar</text:p>
          </table:table-cell>
          <table:table-cell table:style-name="ce3" office:value-type="time" office:time-value="PT00H25M00S" calcext:value-type="time">
            <text:p>00: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" table:formula="of:=ROUND(+[.E32]+[.F32]/60;2)" office:value-type="float" office:value="0.42" calcext:value-type="float">
            <text:p>0,4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Potter</text:p>
          </table:table-cell>
          <table:table-cell office:value-type="string" calcext:value-type="string">
            <text:p>Classics including the Tale of Peter Rabbit</text:p>
          </table:table-cell>
          <table:table-cell table:style-name="ce3" office:value-type="time" office:time-value="PT03H06M00S" calcext:value-type="time">
            <text:p>03: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table:formula="of:=ROUND(+[.E33]+[.F33]/60;2)" office:value-type="float" office:value="3.1" calcext:value-type="float">
            <text:p>3,1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Sewell</text:p>
          </table:table-cell>
          <table:table-cell office:value-type="string" calcext:value-type="string">
            <text:p>Black Beauty</text:p>
          </table:table-cell>
          <table:table-cell table:style-name="ce3" office:value-type="time" office:time-value="PT04H20M00S" calcext:value-type="time">
            <text:p>04: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5" table:formula="of:=ROUND(+[.E34]+[.F34]/60;2)" office:value-type="float" office:value="4.33" calcext:value-type="float">
            <text:p>4,3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Shelley</text:p>
          </table:table-cell>
          <table:table-cell office:value-type="string" calcext:value-type="string">
            <text:p>Frankenstein</text:p>
          </table:table-cell>
          <table:table-cell table:style-name="ce3" office:value-type="time" office:time-value="PT08H08M00S" calcext:value-type="time">
            <text:p>08:0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table:formula="of:=ROUND(+[.E35]+[.F35]/60;2)" office:value-type="float" office:value="8.13" calcext:value-type="float">
            <text:p>8,1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oanna</text:p>
          </table:table-cell>
          <table:table-cell table:style-name="ce1" office:value-type="string" calcext:value-type="string">
            <text:p>Spyri</text:p>
          </table:table-cell>
          <table:table-cell office:value-type="string" calcext:value-type="string">
            <text:p>Heidi</text:p>
          </table:table-cell>
          <table:table-cell table:style-name="ce3" office:value-type="time" office:time-value="PT06H23M00S" calcext:value-type="time">
            <text:p>06: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5" table:formula="of:=ROUND(+[.E36]+[.F36]/60;2)" office:value-type="float" office:value="6.38" calcext:value-type="float">
            <text:p>6,38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Robert Louis</text:p>
          </table:table-cell>
          <table:table-cell table:style-name="ce1" office:value-type="string" calcext:value-type="string">
            <text:p>Stevenson</text:p>
          </table:table-cell>
          <table:table-cell office:value-type="string" calcext:value-type="string">
            <text:p>Treasure Island</text:p>
          </table:table-cell>
          <table:table-cell table:style-name="ce3" office:value-type="time" office:time-value="PT06H45M00S" calcext:value-type="time">
            <text:p>06:4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style-name="ce5" table:formula="of:=ROUND(+[.E37]+[.F37]/60;2)" office:value-type="float" office:value="6.75" calcext:value-type="float">
            <text:p>6,7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Jules</text:p>
          </table:table-cell>
          <table:table-cell table:style-name="ce1" office:value-type="string" calcext:value-type="string">
            <text:p>Verne</text:p>
          </table:table-cell>
          <table:table-cell office:value-type="string" calcext:value-type="string">
            <text:p>20,000 Leagues Under the Sea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5" table:formula="of:=ROUND(+[.E38]+[.F38]/60;2)" office:value-type="float" office:value="11.3" calcext:value-type="float">
            <text:p>11,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Wharton</text:p>
          </table:table-cell>
          <table:table-cell office:value-type="string" calcext:value-type="string">
            <text:p>Ethan Frome</text:p>
          </table:table-cell>
          <table:table-cell table:style-name="ce3" office:value-type="time" office:time-value="PT03H31M00S" calcext:value-type="time">
            <text:p>03:3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5" table:formula="of:=ROUND(+[.E39]+[.F39]/60;2)" office:value-type="float" office:value="3.52" calcext:value-type="float">
            <text:p>3,5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Wharton</text:p>
          </table:table-cell>
          <table:table-cell office:value-type="string" calcext:value-type="string">
            <text:p>Madame de Treymes</text:p>
          </table:table-cell>
          <table:table-cell table:style-name="ce3" office:value-type="time" office:time-value="PT02H08M00S" calcext:value-type="time">
            <text:p>02: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5" table:formula="of:=ROUND(+[.E40]+[.F40]/60;2)" office:value-type="float" office:value="2.13" calcext:value-type="float">
            <text:p>2,13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Wharton</text:p>
          </table:table-cell>
          <table:table-cell office:value-type="string" calcext:value-type="string">
            <text:p>Summer</text:p>
          </table:table-cell>
          <table:table-cell table:style-name="ce3" office:value-type="time" office:time-value="PT05H51M00S" calcext:value-type="time">
            <text:p>05:5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style-name="ce5" table:formula="of:=ROUND(+[.E41]+[.F41]/60;2)" office:value-type="float" office:value="5.85" calcext:value-type="float">
            <text:p>5,8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Wharton</text:p>
          </table:table-cell>
          <table:table-cell office:value-type="string" calcext:value-type="string">
            <text:p>Roman Fever</text:p>
          </table:table-cell>
          <table:table-cell table:style-name="ce3" office:value-type="time" office:time-value="PT00H33M00S" calcext:value-type="time">
            <text:p>00: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5" table:formula="of:=ROUND(+[.E42]+[.F42]/60;2)" office:value-type="float" office:value="0.55" calcext:value-type="float">
            <text:p>0,55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E. B.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The Trumpet of the Swan</text:p>
          </table:table-cell>
          <table:table-cell table:style-name="ce3" office:value-type="time" office:time-value="PT04H10M00S" calcext:value-type="time">
            <text:p>04: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table:formula="of:=ROUND(+[.E43]+[.F43]/60;2)" office:value-type="float" office:value="4.17" calcext:value-type="float">
            <text:p>4,17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Woolf</text:p>
          </table:table-cell>
          <table:table-cell office:value-type="string" calcext:value-type="string">
            <text:p>Mrs. Dalloway</text:p>
          </table:table-cell>
          <table:table-cell table:style-name="ce3" office:value-type="time" office:time-value="PT06H36M00S" calcext:value-type="time">
            <text:p>06:3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style-name="ce5" table:formula="of:=ROUND(+[.E44]+[.F44]/60;2)" office:value-type="float" office:value="6.6" calcext:value-type="float">
            <text:p>6,6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he New Testament</text:p>
          </table:table-cell>
          <table:table-cell table:style-name="ce3" office:value-type="time" office:time-value="PT21H02M00S" calcext:value-type="time">
            <text:p>21: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5" table:formula="of:=ROUND(+[.E45]+[.F45]/60;2)" office:value-type="float" office:value="21.03" calcext:value-type="float">
            <text:p>21,03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Song of Salomon</text:p>
          </table:table-cell>
          <table:table-cell table:style-name="ce3" office:value-type="time" office:time-value="PT00H18M00S" calcext:value-type="time">
            <text:p>00: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table:formula="of:=ROUND(+[.E46]+[.F46]/60;2)" office:value-type="float" office:value="0.3" calcext:value-type="float">
            <text:p>0,3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Ecclesiastes</text:p>
          </table:table-cell>
          <table:table-cell table:style-name="ce3" office:value-type="time" office:time-value="PT00H38M00S" calcext:value-type="time">
            <text:p>00: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5" table:formula="of:=ROUND(+[.E47]+[.F47]/60;2)" office:value-type="float" office:value="0.63" calcext:value-type="float">
            <text:p>0,63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The Proverbs</text:p>
          </table:table-cell>
          <table:table-cell table:style-name="ce3" office:value-type="time" office:time-value="PT01H44M00S" calcext:value-type="time">
            <text:p>01: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ce5" table:formula="of:=ROUND(+[.E48]+[.F48]/60;2)" office:value-type="float" office:value="1.73" calcext:value-type="float">
            <text:p>1,73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he Book of the Prophet Isaiah</text:p>
          </table:table-cell>
          <table:table-cell table:style-name="ce3" office:value-type="time" office:time-value="PT02H02M00S" calcext:value-type="time">
            <text:p>02:0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ROUND(+[.E49]+[.F49]/60;2)" office:value-type="float" office:value="2.03" calcext:value-type="float">
            <text:p>2,03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rain:</text:p>
          </table:table-cell>
          <table:table-cell table:formula="of:=SUM([.G2:.G49])" office:value-type="float" office:value="305.16" calcext:value-type="float">
            <text:p>305,1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office:value-type="string" calcext:value-type="string">
            <text:p>My</text:p>
          </table:table-cell>
          <table:table-cell table:style-name="ce11" table:formula="of:=[.G11]+[.G21]+[.G3]+[.G4]+[.G5]+[.G6]+[.G7]+[.G8]+[.G9]+[.G11]+[.G12]+[.G15]+[.G19]+[.G22]+[.G23]+[.G24]+[.G25]+[.G26]+[.G27]+[.G29]+[.G34]+[.G37]+[.G39]+[.G40]+[.G41]" office:value-type="float" office:value="182.33" calcext:value-type="float">
            <text:p>182,33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.00.0000</text:date>, <text:time style:data-style-name="N2" text:time-value="09:53:34.69143306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09:55:18.574185440</dc:date>
    <meta:editing-duration>PT5M46S</meta:editing-duration>
    <meta:editing-cycles>4</meta:editing-cycles>
    <meta:generator>LibreOffice/6.0.7.3$Linux_X86_64 LibreOffice_project/00m0$Build-3</meta:generator>
    <meta:document-statistic meta:table-count="3" meta:cell-count="336" meta:object-count="0"/>
  </office:meta>
</office:document-meta>
</file>